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variable-set text:name="Left_Guideword_L" text:display="none" text:formula="ooow: anon" office:value-type="string" office:string-value=" 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 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 text:c="1"/><text:span text:style-name="span_.bzh_xitem_.en_definition_.en_sense_senses_entry_letData_dicBody">mon-ḳavaan</text:span><text:span text:style-name="xitem_.en_definition_.en_sense_senses_entry_letData_dicBody">) in dancing, but didn't follow the correct ritu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 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 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 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 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 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 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 text:c="1"/><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 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 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 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 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 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 text:c="1"/><text:span text:style-name="span_.bzh_xitem_.en_definition_.en_sense_senses_entry_letData_dicBody">vuv</text:span><text:span text:style-name="xitem_.en_definition_.en_sense_senses_entry_letData_dicBody">), then one cuts lightly into the other side a little above the first cut (</text:span><text:s text:c="1"/><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 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 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 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 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 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5.9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08-23T11:30:47</meta:creation-date>
    <dc:creator>trihus</dc:creator>
    <dc:date>2011-08-23T11:30:4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6\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